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b4ff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f0e30"/>
    </style:style>
    <style:style style:name="gr4" style:family="graphic" style:parent-style-name="standard">
      <style:graphic-properties svg:stroke-width="0.001cm" svg:stroke-color="#fca4b5" draw:fill="none" draw:fill-color="#ffffff" fo:padding-top="-0.049cm" fo:padding-bottom="-0.049cm" fo:padding-left="-0.049cm" fo:padding-right="-0.049cm"/>
    </style:style>
    <style:style style:name="gr5" style:family="graphic" style:parent-style-name="standard">
      <style:graphic-properties draw:stroke="none" svg:stroke-width="0.001cm" draw:fill-color="#e4405c"/>
    </style:style>
    <style:style style:name="gr6" style:family="graphic" style:parent-style-name="standard">
      <style:graphic-properties draw:stroke="none" svg:stroke-width="0.001cm" draw:fill-color="#790015"/>
    </style:style>
    <style:style style:name="gr7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8" style:family="graphic" style:parent-style-name="standard">
      <style:graphic-properties draw:stroke="none" svg:stroke-width="0.03cm" draw:fill-color="#000000"/>
    </style:style>
    <style:style style:name="gr9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draw:stroke="none" svg:stroke-width="0.001cm" draw:fill-color="#000000"/>
    </style:style>
    <style:style style:name="gr11" style:family="graphic" style:parent-style-name="standard">
      <style:graphic-properties svg:stroke-width="0.03cm" svg:stroke-color="#ffffff" draw:fill="none" draw:fill-color="#ffffff" fo:padding-top="-0.035cm" fo:padding-bottom="-0.035cm" fo:padding-left="-0.035cm" fo:padding-right="-0.035cm"/>
    </style:style>
    <style:style style:name="gr12" style:family="graphic" style:parent-style-name="standard">
      <style:graphic-properties draw:stroke="none" svg:stroke-width="0.03cm" draw:fill-color="#ffffff"/>
    </style:style>
    <style:style style:name="gr13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14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87cm" svg:y="-5cm"/>
          <draw:glue-point draw:id="5" svg:x="5cm" svg:y="-5cm"/>
          <draw:glue-point draw:id="6" svg:x="0.566cm" svg:y="-5cm"/>
          <draw:glue-point draw:id="7" svg:x="-5cm" svg:y="5cm"/>
          <draw:glue-point draw:id="8" svg:x="3.874cm" svg:y="5cm"/>
          <draw:glue-point draw:id="9" svg:x="-0.563cm" svg:y="5cm"/>
          <draw:glue-point draw:id="10" svg:x="-5cm" svg:y="-3.194cm"/>
          <draw:glue-point draw:id="11" svg:x="-5cm" svg:y="0.905cm"/>
          <draw:glue-point draw:id="12" svg:x="5cm" svg:y="3.199cm"/>
          <draw:glue-point draw:id="13" svg:x="5cm" svg:y="-0.9cm"/>
          <draw:glue-point draw:id="14" svg:x="0.001cm" svg:y="0.001cm"/>
          <draw:polygon draw:style-name="gr1" draw:layer="layout" svg:width="3.435cm" svg:height="0.36cm" svg:x="0cm" svg:y="1.64cm" svg:viewBox="0 0 3436 361" draw:points="0,361 388,0 3436,0 3049,361">
            <text:p/>
          </draw:polygon>
          <draw:polygon draw:style-name="gr2" draw:layer="layout" svg:width="3.435cm" svg:height="0.36cm" svg:x="0cm" svg:y="1.64cm" svg:viewBox="0 0 3436 361" draw:points="0,361 388,0 3436,0 3049,361">
            <text:p/>
          </draw:polygon>
          <draw:polygon draw:style-name="gr3" draw:layer="layout" svg:width="3.048cm" svg:height="1.639cm" svg:x="0cm" svg:y="0.361cm" svg:viewBox="0 0 3049 1640" draw:points="0,0 0,1640 3049,1640 3049,0">
            <text:p/>
          </draw:polygon>
          <draw:polygon draw:style-name="gr4" draw:layer="layout" svg:width="3.048cm" svg:height="1.639cm" svg:x="0cm" svg:y="0.361cm" svg:viewBox="0 0 3049 1640" draw:points="0,0 0,1640 3049,1640 3049,0">
            <text:p/>
          </draw:polygon>
          <draw:polygon draw:style-name="gr5" draw:layer="layout" svg:width="3.435cm" svg:height="0.361cm" svg:x="0cm" svg:y="0cm" svg:viewBox="0 0 3436 362" draw:points="0,362 388,0 3436,0 3049,362">
            <text:p/>
          </draw:polygon>
          <draw:polygon draw:style-name="gr4" draw:layer="layout" svg:width="3.435cm" svg:height="0.361cm" svg:x="0cm" svg:y="0cm" svg:viewBox="0 0 3436 362" draw:points="0,362 388,0 3436,0 3049,362">
            <text:p/>
          </draw:polygon>
          <draw:polygon draw:style-name="gr6" draw:layer="layout" svg:width="0.387cm" svg:height="2cm" svg:x="3.048cm" svg:y="0cm" svg:viewBox="0 0 388 2001" draw:points="0,361 388,0 388,1640 0,2001">
            <text:p/>
          </draw:polygon>
          <draw:polygon draw:style-name="gr4" draw:layer="layout" svg:width="0.387cm" svg:height="2cm" svg:x="3.048cm" svg:y="0cm" svg:viewBox="0 0 388 2001" draw:points="0,361 388,0 388,1640 0,2001">
            <text:p/>
          </draw:polygon>
          <draw:line draw:style-name="gr7" draw:layer="layout" svg:x1="0.831cm" svg:y1="0.863cm" svg:x2="2.165cm" svg:y2="1.45cm">
            <text:p/>
          </draw:line>
          <draw:line draw:style-name="gr7" draw:layer="layout" svg:x1="0.415cm" svg:y1="0.723cm" svg:x2="2.552cm" svg:y2="0.723cm">
            <text:p/>
          </draw:line>
          <draw:line draw:style-name="gr7" draw:layer="layout" svg:x1="0.415cm" svg:y1="1.56cm" svg:x2="2.552cm" svg:y2="1.56cm">
            <text:p/>
          </draw:line>
          <draw:polygon draw:style-name="gr8" draw:layer="layout" svg:width="0.693cm" svg:height="0.363cm" svg:x="0.193cm" svg:y="0.556cm" svg:viewBox="0 0 694 364" draw:points="0,0 694,0 694,364 0,364">
            <text:p/>
          </draw:polygon>
          <draw:polygon draw:style-name="gr9" draw:layer="layout" svg:width="0.691cm" svg:height="0.362cm" svg:x="0.193cm" svg:y="0.556cm" svg:viewBox="0 0 692 363" draw:points="0,0 692,0 692,363 0,363">
            <text:p/>
          </draw:polygon>
          <draw:polygon draw:style-name="gr10" draw:layer="layout" svg:width="0.665cm" svg:height="0.363cm" svg:x="2.08cm" svg:y="0.556cm" svg:viewBox="0 0 666 364" draw:points="0,0 666,0 666,364 0,364">
            <text:p/>
          </draw:polygon>
          <draw:polygon draw:style-name="gr9" draw:layer="layout" svg:width="0.664cm" svg:height="0.362cm" svg:x="2.08cm" svg:y="0.556cm" svg:viewBox="0 0 665 363" draw:points="0,0 665,0 665,363 0,363">
            <text:p/>
          </draw:polygon>
          <draw:polygon draw:style-name="gr10" draw:layer="layout" svg:width="0.693cm" svg:height="0.363cm" svg:x="0.193cm" svg:y="1.392cm" svg:viewBox="0 0 694 364" draw:points="0,0 694,0 694,364 0,364">
            <text:p/>
          </draw:polygon>
          <draw:polygon draw:style-name="gr9" draw:layer="layout" svg:width="0.691cm" svg:height="0.362cm" svg:x="0.193cm" svg:y="1.392cm" svg:viewBox="0 0 692 363" draw:points="0,0 692,0 692,363 0,363">
            <text:p/>
          </draw:polygon>
          <draw:polygon draw:style-name="gr10" draw:layer="layout" svg:width="0.665cm" svg:height="0.363cm" svg:x="2.08cm" svg:y="1.392cm" svg:viewBox="0 0 666 364" draw:points="0,0 666,0 666,364 0,364">
            <text:p/>
          </draw:polygon>
          <draw:polygon draw:style-name="gr9" draw:layer="layout" svg:width="0.664cm" svg:height="0.362cm" svg:x="2.08cm" svg:y="1.392cm" svg:viewBox="0 0 665 363" draw:points="0,0 665,0 665,363 0,363">
            <text:p/>
          </draw:polygon>
          <draw:line draw:style-name="gr7" draw:layer="layout" svg:x1="2.137cm" svg:y1="0.863cm" svg:x2="0.803cm" svg:y2="1.45cm">
            <text:p/>
          </draw:line>
          <draw:line draw:style-name="gr11" draw:layer="layout" svg:x1="0.859cm" svg:y1="0.89cm" svg:x2="2.191cm" svg:y2="1.478cm">
            <text:p/>
          </draw:line>
          <draw:line draw:style-name="gr11" draw:layer="layout" svg:x1="0.443cm" svg:y1="0.751cm" svg:x2="2.579cm" svg:y2="0.751cm">
            <text:p/>
          </draw:line>
          <draw:line draw:style-name="gr11" draw:layer="layout" svg:x1="0.443cm" svg:y1="1.589cm" svg:x2="2.579cm" svg:y2="1.589cm">
            <text:p/>
          </draw:line>
          <draw:polygon draw:style-name="gr12" draw:layer="layout" svg:width="0.693cm" svg:height="0.363cm" svg:x="0.222cm" svg:y="0.584cm" svg:viewBox="0 0 694 364" draw:points="0,0 694,0 694,364 0,364">
            <text:p/>
          </draw:polygon>
          <draw:polygon draw:style-name="gr13" draw:layer="layout" svg:width="0.691cm" svg:height="0.362cm" svg:x="0.222cm" svg:y="0.584cm" svg:viewBox="0 0 692 363" draw:points="0,0 692,0 692,363 0,363">
            <text:p/>
          </draw:polygon>
          <draw:polygon draw:style-name="gr14" draw:layer="layout" svg:width="0.665cm" svg:height="0.363cm" svg:x="2.108cm" svg:y="0.584cm" svg:viewBox="0 0 666 364" draw:points="0,0 666,0 666,364 0,364">
            <text:p/>
          </draw:polygon>
          <draw:polygon draw:style-name="gr13" draw:layer="layout" svg:width="0.664cm" svg:height="0.362cm" svg:x="2.108cm" svg:y="0.584cm" svg:viewBox="0 0 665 363" draw:points="0,0 665,0 665,363 0,363">
            <text:p/>
          </draw:polygon>
          <draw:polygon draw:style-name="gr14" draw:layer="layout" svg:width="0.693cm" svg:height="0.363cm" svg:x="0.222cm" svg:y="1.421cm" svg:viewBox="0 0 694 364" draw:points="0,0 694,0 694,364 0,364">
            <text:p/>
          </draw:polygon>
          <draw:polygon draw:style-name="gr13" draw:layer="layout" svg:width="0.691cm" svg:height="0.361cm" svg:x="0.222cm" svg:y="1.421cm" svg:viewBox="0 0 692 362" draw:points="0,0 692,0 692,362 0,362">
            <text:p/>
          </draw:polygon>
          <draw:polygon draw:style-name="gr14" draw:layer="layout" svg:width="0.665cm" svg:height="0.363cm" svg:x="2.108cm" svg:y="1.421cm" svg:viewBox="0 0 666 364" draw:points="0,0 666,0 666,364 0,364">
            <text:p/>
          </draw:polygon>
          <draw:polygon draw:style-name="gr13" draw:layer="layout" svg:width="0.664cm" svg:height="0.361cm" svg:x="2.108cm" svg:y="1.421cm" svg:viewBox="0 0 665 362" draw:points="0,0 665,0 665,362 0,362">
            <text:p/>
          </draw:polygon>
          <draw:line draw:style-name="gr11" draw:layer="layout" svg:x1="2.165cm" svg:y1="0.89cm" svg:x2="0.831cm" svg:y2="1.4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witch Processor</dc:title>
    <meta:creation-date>2011-02-07T16:47:46</meta:creation-date>
    <meta:editing-duration>P0D</meta:editing-duration>
    <meta:editing-cycles>1</meta:editing-cycles>
    <meta:document-statistic meta:object-count="33"/>
    <meta:generator>OpenOffice.org/3.3$Linux OpenOffice.org_project/330m20$Build-9567</meta:generator>
  </office:meta>
</office:document-meta>
</file>